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9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0.395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0.441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14" style:family="table-cell" style:parent-style-name="Default" style:data-style-name="N11"/>
    <style:style style:name="ce7" style:family="table-cell" style:parent-style-name="Default" style:data-style-name="N11">
      <style:table-cell-properties fo:background-color="#f6f9d4"/>
    </style:style>
    <style:style style:name="ce16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f00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ackground-color="#ff808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4">
      <style:table-cell-properties fo:background-color="#aec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ce3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16352" table:default-cell-style-name="Default"/>
        <table:table-row table:style-name="ro1">
          <table:table-cell table:number-columns-repeated="2"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 table:number-columns-repeated="2"/>
          <table:table-cell office:value-type="string" calcext:value-type="string">
            <text:p>Inflation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style-name="ce11"/>
          <table:table-cell table:number-columns-repeated="2" table:style-name="ce7" office:value-type="percentage" office:value="0.01" calcext:value-type="percentage">
            <text:p>1,00 %</text:p>
          </table:table-cell>
          <table:table-cell/>
          <table:table-cell table:style-name="ce11"/>
          <table:table-cell table:style-name="ce14" office:value-type="percentage" office:value="0" calcext:value-type="percentage">
            <text:p>0,00 %</text:p>
          </table:table-cell>
          <table:table-cell table:style-name="ce20" office:value-type="percentage" office:value="0" calcext:value-type="percentage">
            <text:p>0,00 %</text:p>
          </table:table-cell>
          <table:table-cell/>
          <table:table-cell table:style-name="ce11"/>
          <table:table-cell table:style-name="ce14" office:value-type="percentage" office:value="0" calcext:value-type="percentage">
            <text:p>0,00 %</text:p>
          </table:table-cell>
          <table:table-cell table:style-name="ce20" office:value-type="percentage" office:value="0.03" calcext:value-type="percentage">
            <text:p>3,00 %</text:p>
          </table:table-cell>
          <table:table-cell table:number-columns-repeated="2"/>
          <table:table-cell table:style-name="ce7" office:value-type="percentage" office:value="0.03" calcext:value-type="percentage">
            <text:p>3,00 %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staatliche Rente</text:p>
          </table:table-cell>
          <table:covered-table-cell table:style-name="ce16"/>
          <table:covered-table-cell table:style-name="ce8"/>
          <table:covered-table-cell/>
          <table:table-cell table:style-name="ce21" office:value-type="string" calcext:value-type="string" table:number-columns-spanned="4" table:number-rows-spanned="1">
            <text:p>Direktversicherung</text:p>
          </table:table-cell>
          <table:covered-table-cell table:style-name="ce16"/>
          <table:covered-table-cell table:style-name="ce8"/>
          <table:covered-table-cell/>
          <table:table-cell table:style-name="ce22" office:value-type="string" calcext:value-type="string" table:number-columns-spanned="4" table:number-rows-spanned="1">
            <text:p>Dividenten</text:p>
          </table:table-cell>
          <table:covered-table-cell table:style-name="ce16"/>
          <table:covered-table-cell table:style-name="ce8"/>
          <table:covered-table-cell/>
          <table:table-cell/>
          <table:table-cell table:style-name="ce23" office:value-type="string" calcext:value-type="string" table:number-columns-spanned="3" table:number-rows-spanned="1">
            <text:p>Ausgaben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table:number-columns-repeated="2"/>
          <table:table-cell table:style-name="ce11"/>
          <table:table-cell office:value-type="float" office:value="2000" calcext:value-type="float">
            <text:p>2.000,0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office:value-type="float" office:value="200" calcext:value-type="float">
            <text:p>200,0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office:value-type="float" office:value="2000" calcext:value-type="float">
            <text:p>2.0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2"/>
          <table:table-cell office:value-type="float" office:value="2800" calcext:value-type="float">
            <text:p>2.8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3"/>
          <table:table-cell table:style-name="ce24" office:value-type="string" calcext:value-type="string">
            <text:p>Saldo mit 90</text:p>
          </table:table-cell>
          <table:table-cell table:style-name="ce24" table:formula="of:=[.V40]" office:value-type="float" office:value="-1771.92830174929" calcext:value-type="float">
            <text:p>-1.771,93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Jahr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Ausg_mon</text:p>
          </table:table-cell>
          <table:table-cell table:style-name="ce1" office:value-type="string" calcext:value-type="string">
            <text:p>Ausg_jahr</text:p>
          </table:table-cell>
          <table:table-cell table:style-name="ce1" office:value-type="string" calcext:value-type="string">
            <text:p>Ausg_sum</text:p>
          </table:table-cell>
          <table:table-cell table:style-name="ce1" table:number-columns-repeated="2"/>
          <table:table-cell table:style-name="ce4" office:value-type="string" calcext:value-type="string">
            <text:p>Diff_jahr</text:p>
          </table:table-cell>
          <table:table-cell table:style-name="ce4" office:value-type="string" calcext:value-type="string">
            <text:p>Diff_sum</text:p>
          </table:table-cell>
          <table:table-cell table:style-name="ce1" table:number-columns-repeated="1635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12*[.D4]" office:value-type="float" office:value="24000" calcext:value-type="float">
            <text:p>24.000,00</text:p>
          </table:table-cell>
          <table:table-cell table:number-columns-repeated="3"/>
          <table:table-cell table:formula="of:=12*[.H4]" office:value-type="float" office:value="2400" calcext:value-type="float">
            <text:p>2.400,00</text:p>
          </table:table-cell>
          <table:table-cell table:number-columns-repeated="3"/>
          <table:table-cell table:formula="of:=12*[.L4]" office:value-type="float" office:value="24000" calcext:value-type="float">
            <text:p>24.000,00</text:p>
          </table:table-cell>
          <table:table-cell table:number-columns-repeated="3"/>
          <table:table-cell table:formula="of:=[.P4]" office:value-type="float" office:value="2800" calcext:value-type="float">
            <text:p>2.800,00</text:p>
          </table:table-cell>
          <table:table-cell table:style-name="ce3" table:formula="of:=[.P6]*12" office:value-type="float" office:value="33600" calcext:value-type="float">
            <text:p>33.600,0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D6]+([.D6]*[.$D$2])" office:value-type="float" office:value="24240" calcext:value-type="float">
            <text:p>24.240,00</text:p>
          </table:table-cell>
          <table:table-cell table:number-columns-repeated="3"/>
          <table:table-cell table:formula="of:=[.H6]+([.H6]*[.$H$2])" office:value-type="float" office:value="2400" calcext:value-type="float">
            <text:p>2.400,00</text:p>
          </table:table-cell>
          <table:table-cell table:number-columns-repeated="3"/>
          <table:table-cell table:formula="of:=[.L6]+([.L6]*[.$L$2])" office:value-type="float" office:value="24000" calcext:value-type="float">
            <text:p>24.000,00</text:p>
          </table:table-cell>
          <table:table-cell table:number-columns-repeated="3"/>
          <table:table-cell table:formula="of:=[.P6]+([.P6]*[.$P$2])" office:value-type="float" office:value="2884" calcext:value-type="float">
            <text:p>2.884,00</text:p>
          </table:table-cell>
          <table:table-cell table:style-name="ce3" table:formula="of:=[.Q6]+([.Q6]*[.$P$2])" office:value-type="float" office:value="34608" calcext:value-type="float">
            <text:p>34.608,0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7" calcext:value-type="float">
            <text:p>2027</text:p>
          </table:table-cell>
          <table:table-cell/>
          <table:table-cell table:formula="of:=[.D7]+([.D7]*[.$D$2])" office:value-type="float" office:value="24482.4" calcext:value-type="float">
            <text:p>24.482,40</text:p>
          </table:table-cell>
          <table:table-cell table:number-columns-repeated="3"/>
          <table:table-cell table:formula="of:=[.H7]+([.H7]*[.$H$2])" office:value-type="float" office:value="2400" calcext:value-type="float">
            <text:p>2.400,00</text:p>
          </table:table-cell>
          <table:table-cell table:number-columns-repeated="3"/>
          <table:table-cell table:formula="of:=[.L7]+([.L7]*[.$L$2])" office:value-type="float" office:value="24000" calcext:value-type="float">
            <text:p>24.000,00</text:p>
          </table:table-cell>
          <table:table-cell table:number-columns-repeated="3"/>
          <table:table-cell table:formula="of:=[.P7]+([.P7]*[.$P$2])" office:value-type="float" office:value="2970.52" calcext:value-type="float">
            <text:p>2.970,52</text:p>
          </table:table-cell>
          <table:table-cell table:style-name="ce3" table:formula="of:=[.Q7]+([.Q7]*[.$P$2])" office:value-type="float" office:value="35646.24" calcext:value-type="float">
            <text:p>35.646,24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8" calcext:value-type="float">
            <text:p>2028</text:p>
          </table:table-cell>
          <table:table-cell/>
          <table:table-cell table:formula="of:=[.D8]+([.D8]*[.$D$2])" office:value-type="float" office:value="24727.224" calcext:value-type="float">
            <text:p>24.727,22</text:p>
          </table:table-cell>
          <table:table-cell table:number-columns-repeated="3"/>
          <table:table-cell table:formula="of:=[.H8]+([.H8]*[.$H$2])" office:value-type="float" office:value="2400" calcext:value-type="float">
            <text:p>2.400,00</text:p>
          </table:table-cell>
          <table:table-cell table:number-columns-repeated="3"/>
          <table:table-cell table:formula="of:=[.L8]+([.L8]*[.$L$2])" office:value-type="float" office:value="24000" calcext:value-type="float">
            <text:p>24.000,00</text:p>
          </table:table-cell>
          <table:table-cell table:number-columns-repeated="3"/>
          <table:table-cell table:formula="of:=[.P8]+([.P8]*[.$P$2])" office:value-type="float" office:value="3059.6356" calcext:value-type="float">
            <text:p>3.059,64</text:p>
          </table:table-cell>
          <table:table-cell table:style-name="ce3" table:formula="of:=[.Q8]+([.Q8]*[.$P$2])" office:value-type="float" office:value="36715.6272" calcext:value-type="float">
            <text:p>36.715,63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9" calcext:value-type="float">
            <text:p>2029</text:p>
          </table:table-cell>
          <table:table-cell/>
          <table:table-cell table:formula="of:=[.D9]+([.D9]*[.$D$2])" office:value-type="float" office:value="24974.49624" calcext:value-type="float">
            <text:p>24.974,50</text:p>
          </table:table-cell>
          <table:table-cell table:number-columns-repeated="3"/>
          <table:table-cell table:formula="of:=[.H9]+([.H9]*[.$H$2])" office:value-type="float" office:value="2400" calcext:value-type="float">
            <text:p>2.400,00</text:p>
          </table:table-cell>
          <table:table-cell table:number-columns-repeated="3"/>
          <table:table-cell table:formula="of:=[.L9]+([.L9]*[.$L$2])" office:value-type="float" office:value="24000" calcext:value-type="float">
            <text:p>24.000,00</text:p>
          </table:table-cell>
          <table:table-cell table:number-columns-repeated="3"/>
          <table:table-cell table:formula="of:=[.P9]+([.P9]*[.$P$2])" office:value-type="float" office:value="3151.424668" calcext:value-type="float">
            <text:p>3.151,42</text:p>
          </table:table-cell>
          <table:table-cell table:style-name="ce3" table:formula="of:=[.Q9]+([.Q9]*[.$P$2])" office:value-type="float" office:value="37817.096016" calcext:value-type="float">
            <text:p>37.817,10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D10]+([.D10]*[.$D$2])" office:value-type="float" office:value="25224.2412024" calcext:value-type="float">
            <text:p>25.224,24</text:p>
          </table:table-cell>
          <table:table-cell table:number-columns-repeated="3"/>
          <table:table-cell table:formula="of:=[.H10]+([.H10]*[.$H$2])" office:value-type="float" office:value="2400" calcext:value-type="float">
            <text:p>2.400,00</text:p>
          </table:table-cell>
          <table:table-cell table:number-columns-repeated="3"/>
          <table:table-cell table:formula="of:=[.L10]+([.L10]*[.$L$2])" office:value-type="float" office:value="24000" calcext:value-type="float">
            <text:p>24.000,00</text:p>
          </table:table-cell>
          <table:table-cell table:number-columns-repeated="3"/>
          <table:table-cell table:formula="of:=[.P10]+([.P10]*[.$P$2])" office:value-type="float" office:value="3245.96740804" calcext:value-type="float">
            <text:p>3.245,97</text:p>
          </table:table-cell>
          <table:table-cell table:style-name="ce3" table:formula="of:=[.Q10]+([.Q10]*[.$P$2])" office:value-type="float" office:value="38951.60889648" calcext:value-type="float">
            <text:p>38.951,61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D11]+([.D11]*[.$D$2])" office:value-type="float" office:value="25476.483614424" calcext:value-type="float">
            <text:p>25.476,48</text:p>
          </table:table-cell>
          <table:table-cell table:number-columns-repeated="3"/>
          <table:table-cell table:formula="of:=[.H11]+([.H11]*[.$H$2])" office:value-type="float" office:value="2400" calcext:value-type="float">
            <text:p>2.400,00</text:p>
          </table:table-cell>
          <table:table-cell table:number-columns-repeated="3"/>
          <table:table-cell table:formula="of:=[.L11]+([.L11]*[.$L$2])" office:value-type="float" office:value="24000" calcext:value-type="float">
            <text:p>24.000,00</text:p>
          </table:table-cell>
          <table:table-cell table:number-columns-repeated="3"/>
          <table:table-cell table:formula="of:=[.P11]+([.P11]*[.$P$2])" office:value-type="float" office:value="3343.3464302812" calcext:value-type="float">
            <text:p>3.343,35</text:p>
          </table:table-cell>
          <table:table-cell table:style-name="ce3" table:formula="of:=[.Q11]+([.Q11]*[.$P$2])" office:value-type="float" office:value="40120.1571633744" calcext:value-type="float">
            <text:p>40.120,16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32" calcext:value-type="float">
            <text:p>2032</text:p>
          </table:table-cell>
          <table:table-cell/>
          <table:table-cell table:formula="of:=[.D12]+([.D12]*[.$D$2])" office:value-type="float" office:value="25731.2484505682" calcext:value-type="float">
            <text:p>25.731,25</text:p>
          </table:table-cell>
          <table:table-cell table:number-columns-repeated="3"/>
          <table:table-cell table:formula="of:=[.H12]+([.H12]*[.$H$2])" office:value-type="float" office:value="2400" calcext:value-type="float">
            <text:p>2.400,00</text:p>
          </table:table-cell>
          <table:table-cell table:number-columns-repeated="3"/>
          <table:table-cell table:formula="of:=[.L12]+([.L12]*[.$L$2])" office:value-type="float" office:value="24000" calcext:value-type="float">
            <text:p>24.000,00</text:p>
          </table:table-cell>
          <table:table-cell table:number-columns-repeated="3"/>
          <table:table-cell table:formula="of:=[.P12]+([.P12]*[.$P$2])" office:value-type="float" office:value="3443.64682318964" calcext:value-type="float">
            <text:p>3.443,65</text:p>
          </table:table-cell>
          <table:table-cell table:style-name="ce3" table:formula="of:=[.Q12]+([.Q12]*[.$P$2])" office:value-type="float" office:value="41323.7618782756" calcext:value-type="float">
            <text:p>41.323,76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3" calcext:value-type="float">
            <text:p>2033</text:p>
          </table:table-cell>
          <table:table-cell/>
          <table:table-cell table:formula="of:=[.D13]+([.D13]*[.$D$2])" office:value-type="float" office:value="25988.5609350739" calcext:value-type="float">
            <text:p>25.988,56</text:p>
          </table:table-cell>
          <table:table-cell table:number-columns-repeated="3"/>
          <table:table-cell table:formula="of:=[.H13]+([.H13]*[.$H$2])" office:value-type="float" office:value="2400" calcext:value-type="float">
            <text:p>2.400,00</text:p>
          </table:table-cell>
          <table:table-cell table:number-columns-repeated="3"/>
          <table:table-cell table:formula="of:=[.L13]+([.L13]*[.$L$2])" office:value-type="float" office:value="24000" calcext:value-type="float">
            <text:p>24.000,00</text:p>
          </table:table-cell>
          <table:table-cell table:number-columns-repeated="3"/>
          <table:table-cell table:formula="of:=[.P13]+([.P13]*[.$P$2])" office:value-type="float" office:value="3546.95622788533" calcext:value-type="float">
            <text:p>3.546,96</text:p>
          </table:table-cell>
          <table:table-cell table:style-name="ce3" table:formula="of:=[.Q13]+([.Q13]*[.$P$2])" office:value-type="float" office:value="42563.4747346239" calcext:value-type="float">
            <text:p>42.563,47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[.D14]+([.D14]*[.$D$2])" office:value-type="float" office:value="26248.4465444247" calcext:value-type="float">
            <text:p>26.248,45</text:p>
          </table:table-cell>
          <table:table-cell table:number-columns-repeated="3"/>
          <table:table-cell table:formula="of:=[.H14]+([.H14]*[.$H$2])" office:value-type="float" office:value="2400" calcext:value-type="float">
            <text:p>2.400,00</text:p>
          </table:table-cell>
          <table:table-cell table:number-columns-repeated="3"/>
          <table:table-cell table:formula="of:=[.L14]+([.L14]*[.$L$2])" office:value-type="float" office:value="24000" calcext:value-type="float">
            <text:p>24.000,00</text:p>
          </table:table-cell>
          <table:table-cell table:number-columns-repeated="3"/>
          <table:table-cell table:formula="of:=[.P14]+([.P14]*[.$P$2])" office:value-type="float" office:value="3653.36491472189" calcext:value-type="float">
            <text:p>3.653,36</text:p>
          </table:table-cell>
          <table:table-cell table:style-name="ce3" table:formula="of:=[.Q14]+([.Q14]*[.$P$2])" office:value-type="float" office:value="43840.3789766626" calcext:value-type="float">
            <text:p>43.840,38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5" calcext:value-type="float">
            <text:p>2035</text:p>
          </table:table-cell>
          <table:table-cell/>
          <table:table-cell table:formula="of:=[.D15]+([.D15]*[.$D$2])" office:value-type="float" office:value="26510.9310098689" calcext:value-type="float">
            <text:p>26.510,93</text:p>
          </table:table-cell>
          <table:table-cell table:number-columns-repeated="3"/>
          <table:table-cell table:formula="of:=[.H15]+([.H15]*[.$H$2])" office:value-type="float" office:value="2400" calcext:value-type="float">
            <text:p>2.400,00</text:p>
          </table:table-cell>
          <table:table-cell table:number-columns-repeated="3"/>
          <table:table-cell table:formula="of:=[.L15]+([.L15]*[.$L$2])" office:value-type="float" office:value="24000" calcext:value-type="float">
            <text:p>24.000,00</text:p>
          </table:table-cell>
          <table:table-cell table:number-columns-repeated="3"/>
          <table:table-cell table:formula="of:=[.P15]+([.P15]*[.$P$2])" office:value-type="float" office:value="3762.96586216354" calcext:value-type="float">
            <text:p>3.762,97</text:p>
          </table:table-cell>
          <table:table-cell table:style-name="ce3" table:formula="of:=[.Q15]+([.Q15]*[.$P$2])" office:value-type="float" office:value="45155.5903459625" calcext:value-type="float">
            <text:p>45.155,59</text:p>
          </table:table-cell>
          <table:table-cell table:style-name="ce3" table:number-columns-repeated="2"/>
          <table:table-cell table:number-columns-repeated="16356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036" calcext:value-type="float">
            <text:p>2036</text:p>
          </table:table-cell>
          <table:table-cell table:style-name="ce2"/>
          <table:table-cell table:style-name="ce5" table:formula="of:=[.D16]+([.D16]*[.$D$2])" office:value-type="float" office:value="26776.0403199676" calcext:value-type="float">
            <text:p>26.776,04</text:p>
          </table:table-cell>
          <table:table-cell table:style-name="ce2" table:number-columns-repeated="3"/>
          <table:table-cell table:formula="of:=[.H16]+([.H16]*[.$H$2])" office:value-type="float" office:value="2400" calcext:value-type="float">
            <text:p>2.400,00</text:p>
          </table:table-cell>
          <table:table-cell table:style-name="ce2" table:number-columns-repeated="3"/>
          <table:table-cell table:formula="of:=[.L16]+([.L16]*[.$L$2])" office:value-type="float" office:value="24000" calcext:value-type="float">
            <text:p>24.000,00</text:p>
          </table:table-cell>
          <table:table-cell table:style-name="ce2" table:number-columns-repeated="3"/>
          <table:table-cell table:formula="of:=[.P16]+([.P16]*[.$P$2])" office:value-type="float" office:value="3875.85483802845" calcext:value-type="float">
            <text:p>3.875,85</text:p>
          </table:table-cell>
          <table:table-cell table:style-name="ce3" table:formula="of:=[.Q16]+([.Q16]*[.$P$2])" office:value-type="float" office:value="46510.2580563414" calcext:value-type="float">
            <text:p>46.510,26</text:p>
          </table:table-cell>
          <table:table-cell table:style-name="ce3" table:number-columns-repeated="2"/>
          <table:table-cell table:style-name="ce2"/>
          <table:table-cell table:style-name="ce5" table:number-columns-repeated="2"/>
          <table:table-cell table:style-name="ce2" table:number-columns-repeated="163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Default"/>
          <table:table-cell table:style-name="ce3" table:formula="of:=[.D17]+([.D17]*[.$E$2])" office:value-type="float" office:value="27043.8007231673" calcext:value-type="float">
            <text:p>27.043,80</text:p>
          </table:table-cell>
          <table:table-cell table:style-name="ce3" table:formula="of:=[.F17]+[.E18]" office:value-type="float" office:value="27043.8007231673" calcext:value-type="float">
            <text:p>27.043,80</text:p>
          </table:table-cell>
          <table:table-cell/>
          <table:table-cell table:style-name="Default"/>
          <table:table-cell table:style-name="ce3" table:formula="of:=[.H17]+([.H17]*[.$I$2])" office:value-type="float" office:value="2400" calcext:value-type="float">
            <text:p>2.400,00</text:p>
          </table:table-cell>
          <table:table-cell table:style-name="ce3" table:formula="of:=[.J17]+[.I18]" office:value-type="float" office:value="2400" calcext:value-type="float">
            <text:p>2.400,00</text:p>
          </table:table-cell>
          <table:table-cell/>
          <table:table-cell table:style-name="Default"/>
          <table:table-cell table:style-name="ce3" table:formula="of:=[.L17]+([.L17]*[.$M$2])" office:value-type="float" office:value="24720" calcext:value-type="float">
            <text:p>24.720,00</text:p>
          </table:table-cell>
          <table:table-cell table:style-name="ce3" table:formula="of:=[.N17]+[.M18]" office:value-type="float" office:value="24720" calcext:value-type="float">
            <text:p>24.720,00</text:p>
          </table:table-cell>
          <table:table-cell table:style-name="ce3"/>
          <table:table-cell table:formula="of:=[.P17]+([.P17]*[.$P$2])" office:value-type="float" office:value="3992.1304831693" calcext:value-type="float">
            <text:p>3.992,13</text:p>
          </table:table-cell>
          <table:table-cell table:style-name="ce3" table:formula="of:=[.Q17]+([.Q17]*[.$P$2])" office:value-type="float" office:value="47905.5657980316" calcext:value-type="float">
            <text:p>47.905,57</text:p>
          </table:table-cell>
          <table:table-cell table:style-name="ce3" table:formula="of:=[.Q18]+[.R17]" office:value-type="float" office:value="47905.5657980316" calcext:value-type="float">
            <text:p>47.905,57</text:p>
          </table:table-cell>
          <table:table-cell table:style-name="ce3"/>
          <table:table-cell/>
          <table:table-cell table:formula="of:=SUM([.E18];[.I18];[.M18])-[.Q18]" office:value-type="float" office:value="6258.23492513569" calcext:value-type="float">
            <text:p>6.258,23</text:p>
          </table:table-cell>
          <table:table-cell table:formula="of:=SUM([.F18];[.J18];[.N18])-[.R18]" office:value-type="float" office:value="6258.23492513569" calcext:value-type="float">
            <text:p>6.258,23</text:p>
          </table:table-cell>
          <table:table-cell table:number-columns-repeated="1635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Default"/>
          <table:table-cell table:style-name="ce3" table:formula="of:=[.E18]+([.E18]*[.$E$2])" office:value-type="float" office:value="27314.2387303989" calcext:value-type="float">
            <text:p>27.314,24</text:p>
          </table:table-cell>
          <table:table-cell table:style-name="ce3" table:formula="of:=[.F18]+[.E19]" office:value-type="float" office:value="54358.0394535662" calcext:value-type="float">
            <text:p>54.358,04</text:p>
          </table:table-cell>
          <table:table-cell/>
          <table:table-cell table:style-name="Default"/>
          <table:table-cell table:style-name="ce3" table:formula="of:=[.I18]+([.I18]*[.$I$2])" office:value-type="float" office:value="2400" calcext:value-type="float">
            <text:p>2.400,00</text:p>
          </table:table-cell>
          <table:table-cell table:style-name="ce3" table:formula="of:=[.J18]+[.I19]" office:value-type="float" office:value="4800" calcext:value-type="float">
            <text:p>4.800,00</text:p>
          </table:table-cell>
          <table:table-cell/>
          <table:table-cell table:style-name="Default"/>
          <table:table-cell table:style-name="ce3" table:formula="of:=[.M18]+([.M18]*[.$M$2])" office:value-type="float" office:value="25461.6" calcext:value-type="float">
            <text:p>25.461,60</text:p>
          </table:table-cell>
          <table:table-cell table:style-name="ce3" table:formula="of:=[.N18]+[.M19]" office:value-type="float" office:value="50181.6" calcext:value-type="float">
            <text:p>50.181,60</text:p>
          </table:table-cell>
          <table:table-cell table:style-name="ce3"/>
          <table:table-cell table:formula="of:=[.P18]+([.P18]*[.$P$2])" office:value-type="float" office:value="4111.89439766438" calcext:value-type="float">
            <text:p>4.111,89</text:p>
          </table:table-cell>
          <table:table-cell table:style-name="ce3" table:formula="of:=[.Q18]+([.Q18]*[.$P$2])" office:value-type="float" office:value="49342.7327719726" calcext:value-type="float">
            <text:p>49.342,73</text:p>
          </table:table-cell>
          <table:table-cell table:style-name="ce3" table:formula="of:=[.Q19]+[.R18]" office:value-type="float" office:value="97248.2985700042" calcext:value-type="float">
            <text:p>97.248,30</text:p>
          </table:table-cell>
          <table:table-cell table:style-name="ce3"/>
          <table:table-cell/>
          <table:table-cell table:formula="of:=SUM([.E19];[.I19];[.M19])-[.Q19]" office:value-type="float" office:value="5833.10595842635" calcext:value-type="float">
            <text:p>5.833,11</text:p>
          </table:table-cell>
          <table:table-cell table:formula="of:=SUM([.F19];[.J19];[.N19])-[.R19]" office:value-type="float" office:value="12091.3408835621" calcext:value-type="float">
            <text:p>12.091,34</text:p>
          </table:table-cell>
          <table:table-cell table:number-columns-repeated="1635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Default"/>
          <table:table-cell table:style-name="ce3" table:formula="of:=[.E19]+([.E19]*[.$E$2])" office:value-type="float" office:value="27587.3811177029" calcext:value-type="float">
            <text:p>27.587,38</text:p>
          </table:table-cell>
          <table:table-cell table:style-name="ce3" table:formula="of:=[.F19]+[.E20]" office:value-type="float" office:value="81945.4205712691" calcext:value-type="float">
            <text:p>81.945,42</text:p>
          </table:table-cell>
          <table:table-cell/>
          <table:table-cell table:style-name="Default"/>
          <table:table-cell table:style-name="ce3" table:formula="of:=[.I19]+([.I19]*[.$I$2])" office:value-type="float" office:value="2400" calcext:value-type="float">
            <text:p>2.400,00</text:p>
          </table:table-cell>
          <table:table-cell table:style-name="ce3" table:formula="of:=[.J19]+[.I20]" office:value-type="float" office:value="7200" calcext:value-type="float">
            <text:p>7.200,00</text:p>
          </table:table-cell>
          <table:table-cell/>
          <table:table-cell table:style-name="Default"/>
          <table:table-cell table:style-name="ce3" table:formula="of:=[.M19]+([.M19]*[.$M$2])" office:value-type="float" office:value="26225.448" calcext:value-type="float">
            <text:p>26.225,45</text:p>
          </table:table-cell>
          <table:table-cell table:style-name="ce3" table:formula="of:=[.N19]+[.M20]" office:value-type="float" office:value="76407.048" calcext:value-type="float">
            <text:p>76.407,05</text:p>
          </table:table-cell>
          <table:table-cell table:style-name="ce3"/>
          <table:table-cell table:formula="of:=[.P19]+([.P19]*[.$P$2])" office:value-type="float" office:value="4235.25122959431" calcext:value-type="float">
            <text:p>4.235,25</text:p>
          </table:table-cell>
          <table:table-cell table:style-name="ce3" table:formula="of:=[.Q19]+([.Q19]*[.$P$2])" office:value-type="float" office:value="50823.0147551317" calcext:value-type="float">
            <text:p>50.823,01</text:p>
          </table:table-cell>
          <table:table-cell table:style-name="ce3" table:formula="of:=[.Q20]+[.R19]" office:value-type="float" office:value="148071.313325136" calcext:value-type="float">
            <text:p>148.071,31</text:p>
          </table:table-cell>
          <table:table-cell table:style-name="ce3"/>
          <table:table-cell/>
          <table:table-cell table:formula="of:=SUM([.E20];[.I20];[.M20])-[.Q20]" office:value-type="float" office:value="5389.81436257117" calcext:value-type="float">
            <text:p>5.389,81</text:p>
          </table:table-cell>
          <table:table-cell table:formula="of:=SUM([.F20];[.J20];[.N20])-[.R20]" office:value-type="float" office:value="17481.1552461332" calcext:value-type="float">
            <text:p>17.481,16</text:p>
          </table:table-cell>
          <table:table-cell table:number-columns-repeated="163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Default"/>
          <table:table-cell table:style-name="ce3" table:formula="of:=[.E20]+([.E20]*[.$E$2])" office:value-type="float" office:value="27863.25492888" calcext:value-type="float">
            <text:p>27.863,25</text:p>
          </table:table-cell>
          <table:table-cell table:style-name="ce3" table:formula="of:=[.F20]+[.E21]" office:value-type="float" office:value="109808.675500149" calcext:value-type="float">
            <text:p>109.808,68</text:p>
          </table:table-cell>
          <table:table-cell/>
          <table:table-cell table:style-name="Default"/>
          <table:table-cell table:style-name="ce3" table:formula="of:=[.I20]+([.I20]*[.$I$2])" office:value-type="float" office:value="2400" calcext:value-type="float">
            <text:p>2.400,00</text:p>
          </table:table-cell>
          <table:table-cell table:style-name="ce3" table:formula="of:=[.J20]+[.I21]" office:value-type="float" office:value="9600" calcext:value-type="float">
            <text:p>9.600,00</text:p>
          </table:table-cell>
          <table:table-cell/>
          <table:table-cell table:style-name="Default"/>
          <table:table-cell table:style-name="ce3" table:formula="of:=[.M20]+([.M20]*[.$M$2])" office:value-type="float" office:value="27012.21144" calcext:value-type="float">
            <text:p>27.012,21</text:p>
          </table:table-cell>
          <table:table-cell table:style-name="ce3" table:formula="of:=[.N20]+[.M21]" office:value-type="float" office:value="103419.25944" calcext:value-type="float">
            <text:p>103.419,26</text:p>
          </table:table-cell>
          <table:table-cell table:style-name="ce3"/>
          <table:table-cell table:formula="of:=[.P20]+([.P20]*[.$P$2])" office:value-type="float" office:value="4362.30876648214" calcext:value-type="float">
            <text:p>4.362,31</text:p>
          </table:table-cell>
          <table:table-cell table:style-name="ce3" table:formula="of:=[.Q20]+([.Q20]*[.$P$2])" office:value-type="float" office:value="52347.7051977857" calcext:value-type="float">
            <text:p>52.347,71</text:p>
          </table:table-cell>
          <table:table-cell table:style-name="ce3" table:formula="of:=[.Q21]+[.R20]" office:value-type="float" office:value="200419.018522922" calcext:value-type="float">
            <text:p>200.419,02</text:p>
          </table:table-cell>
          <table:table-cell table:style-name="ce3"/>
          <table:table-cell/>
          <table:table-cell table:formula="of:=SUM([.E21];[.I21];[.M21])-[.Q21]" office:value-type="float" office:value="4927.76117109431" calcext:value-type="float">
            <text:p>4.927,76</text:p>
          </table:table-cell>
          <table:table-cell table:formula="of:=SUM([.F21];[.J21];[.N21])-[.R21]" office:value-type="float" office:value="22408.9164172274" calcext:value-type="float">
            <text:p>22.408,92</text:p>
          </table:table-cell>
          <table:table-cell table:number-columns-repeated="1635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Default"/>
          <table:table-cell table:style-name="ce3" table:formula="of:=[.E21]+([.E21]*[.$E$2])" office:value-type="float" office:value="28141.8874781688" calcext:value-type="float">
            <text:p>28.141,89</text:p>
          </table:table-cell>
          <table:table-cell table:style-name="ce3" table:formula="of:=[.F21]+[.E22]" office:value-type="float" office:value="137950.562978318" calcext:value-type="float">
            <text:p>137.950,56</text:p>
          </table:table-cell>
          <table:table-cell/>
          <table:table-cell table:style-name="Default"/>
          <table:table-cell table:style-name="ce3" table:formula="of:=[.I21]+([.I21]*[.$I$2])" office:value-type="float" office:value="2400" calcext:value-type="float">
            <text:p>2.400,00</text:p>
          </table:table-cell>
          <table:table-cell table:style-name="ce3" table:formula="of:=[.J21]+[.I22]" office:value-type="float" office:value="12000" calcext:value-type="float">
            <text:p>12.000,00</text:p>
          </table:table-cell>
          <table:table-cell/>
          <table:table-cell table:style-name="Default"/>
          <table:table-cell table:style-name="ce3" table:formula="of:=[.M21]+([.M21]*[.$M$2])" office:value-type="float" office:value="27822.5777832" calcext:value-type="float">
            <text:p>27.822,58</text:p>
          </table:table-cell>
          <table:table-cell table:style-name="ce3" table:formula="of:=[.N21]+[.M22]" office:value-type="float" office:value="131241.8372232" calcext:value-type="float">
            <text:p>131.241,84</text:p>
          </table:table-cell>
          <table:table-cell table:style-name="ce3"/>
          <table:table-cell table:formula="of:=[.P21]+([.P21]*[.$P$2])" office:value-type="float" office:value="4493.17802947661" calcext:value-type="float">
            <text:p>4.493,18</text:p>
          </table:table-cell>
          <table:table-cell table:style-name="ce3" table:formula="of:=[.Q21]+([.Q21]*[.$P$2])" office:value-type="float" office:value="53918.1363537193" calcext:value-type="float">
            <text:p>53.918,14</text:p>
          </table:table-cell>
          <table:table-cell table:style-name="ce3" table:formula="of:=[.Q22]+[.R21]" office:value-type="float" office:value="254337.154876641" calcext:value-type="float">
            <text:p>254.337,15</text:p>
          </table:table-cell>
          <table:table-cell table:style-name="ce3"/>
          <table:table-cell/>
          <table:table-cell table:formula="of:=SUM([.E22];[.I22];[.M22])-[.Q22]" office:value-type="float" office:value="4446.32890764954" calcext:value-type="float">
            <text:p>4.446,33</text:p>
          </table:table-cell>
          <table:table-cell table:formula="of:=SUM([.F22];[.J22];[.N22])-[.R22]" office:value-type="float" office:value="26855.2453248772" calcext:value-type="float">
            <text:p>26.855,25</text:p>
          </table:table-cell>
          <table:table-cell table:number-columns-repeated="163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Default"/>
          <table:table-cell table:style-name="ce3" table:formula="of:=[.E22]+([.E22]*[.$E$2])" office:value-type="float" office:value="28423.3063529504" calcext:value-type="float">
            <text:p>28.423,31</text:p>
          </table:table-cell>
          <table:table-cell table:style-name="ce3" table:formula="of:=[.F22]+[.E23]" office:value-type="float" office:value="166373.869331268" calcext:value-type="float">
            <text:p>166.373,87</text:p>
          </table:table-cell>
          <table:table-cell/>
          <table:table-cell table:style-name="Default"/>
          <table:table-cell table:style-name="ce3" table:formula="of:=[.I22]+([.I22]*[.$I$2])" office:value-type="float" office:value="2400" calcext:value-type="float">
            <text:p>2.400,00</text:p>
          </table:table-cell>
          <table:table-cell table:style-name="ce3" table:formula="of:=[.J22]+[.I23]" office:value-type="float" office:value="14400" calcext:value-type="float">
            <text:p>14.400,00</text:p>
          </table:table-cell>
          <table:table-cell/>
          <table:table-cell table:style-name="Default"/>
          <table:table-cell table:style-name="ce3" table:formula="of:=[.M22]+([.M22]*[.$M$2])" office:value-type="float" office:value="28657.255116696" calcext:value-type="float">
            <text:p>28.657,26</text:p>
          </table:table-cell>
          <table:table-cell table:style-name="ce3" table:formula="of:=[.N22]+[.M23]" office:value-type="float" office:value="159899.092339896" calcext:value-type="float">
            <text:p>159.899,09</text:p>
          </table:table-cell>
          <table:table-cell table:style-name="ce3"/>
          <table:table-cell table:formula="of:=[.P22]+([.P22]*[.$P$2])" office:value-type="float" office:value="4627.9733703609" calcext:value-type="float">
            <text:p>4.627,97</text:p>
          </table:table-cell>
          <table:table-cell table:style-name="ce3" table:formula="of:=[.Q22]+([.Q22]*[.$P$2])" office:value-type="float" office:value="55535.6804443308" calcext:value-type="float">
            <text:p>55.535,68</text:p>
          </table:table-cell>
          <table:table-cell table:style-name="ce3" table:formula="of:=[.Q23]+[.R22]" office:value-type="float" office:value="309872.835320972" calcext:value-type="float">
            <text:p>309.872,84</text:p>
          </table:table-cell>
          <table:table-cell table:style-name="ce3"/>
          <table:table-cell/>
          <table:table-cell table:formula="of:=SUM([.E23];[.I23];[.M23])-[.Q23]" office:value-type="float" office:value="3944.88102531557" calcext:value-type="float">
            <text:p>3.944,88</text:p>
          </table:table-cell>
          <table:table-cell table:formula="of:=SUM([.F23];[.J23];[.N23])-[.R23]" office:value-type="float" office:value="30800.1263501924" calcext:value-type="float">
            <text:p>30.800,13</text:p>
          </table:table-cell>
          <table:table-cell table:number-columns-repeated="1635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Default"/>
          <table:table-cell table:style-name="ce3" table:formula="of:=[.E23]+([.E23]*[.$E$2])" office:value-type="float" office:value="28707.53941648" calcext:value-type="float">
            <text:p>28.707,54</text:p>
          </table:table-cell>
          <table:table-cell table:style-name="ce3" table:formula="of:=[.F23]+[.E24]" office:value-type="float" office:value="195081.408747748" calcext:value-type="float">
            <text:p>195.081,41</text:p>
          </table:table-cell>
          <table:table-cell/>
          <table:table-cell table:style-name="Default"/>
          <table:table-cell table:style-name="ce3" table:formula="of:=[.I23]+([.I23]*[.$I$2])" office:value-type="float" office:value="2400" calcext:value-type="float">
            <text:p>2.400,00</text:p>
          </table:table-cell>
          <table:table-cell table:style-name="ce3" table:formula="of:=[.J23]+[.I24]" office:value-type="float" office:value="16800" calcext:value-type="float">
            <text:p>16.800,00</text:p>
          </table:table-cell>
          <table:table-cell/>
          <table:table-cell table:style-name="Default"/>
          <table:table-cell table:style-name="ce3" table:formula="of:=[.M23]+([.M23]*[.$M$2])" office:value-type="float" office:value="29516.9727701969" calcext:value-type="float">
            <text:p>29.516,97</text:p>
          </table:table-cell>
          <table:table-cell table:style-name="ce3" table:formula="of:=[.N23]+[.M24]" office:value-type="float" office:value="189416.065110093" calcext:value-type="float">
            <text:p>189.416,07</text:p>
          </table:table-cell>
          <table:table-cell table:style-name="ce3"/>
          <table:table-cell table:formula="of:=[.P23]+([.P23]*[.$P$2])" office:value-type="float" office:value="4766.81257147173" calcext:value-type="float">
            <text:p>4.766,81</text:p>
          </table:table-cell>
          <table:table-cell table:style-name="ce3" table:formula="of:=[.Q23]+([.Q23]*[.$P$2])" office:value-type="float" office:value="57201.7508576608" calcext:value-type="float">
            <text:p>57.201,75</text:p>
          </table:table-cell>
          <table:table-cell table:style-name="ce3" table:formula="of:=[.Q24]+[.R23]" office:value-type="float" office:value="367074.586178632" calcext:value-type="float">
            <text:p>367.074,59</text:p>
          </table:table-cell>
          <table:table-cell table:style-name="ce3"/>
          <table:table-cell/>
          <table:table-cell table:formula="of:=SUM([.E24];[.I24];[.M24])-[.Q24]" office:value-type="float" office:value="3422.76132901612" calcext:value-type="float">
            <text:p>3.422,76</text:p>
          </table:table-cell>
          <table:table-cell table:formula="of:=SUM([.F24];[.J24];[.N24])-[.R24]" office:value-type="float" office:value="34222.8876792084" calcext:value-type="float">
            <text:p>34.222,89</text:p>
          </table:table-cell>
          <table:table-cell table:number-columns-repeated="1635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Default"/>
          <table:table-cell table:style-name="ce3" table:formula="of:=[.E24]+([.E24]*[.$E$2])" office:value-type="float" office:value="28994.6148106448" calcext:value-type="float">
            <text:p>28.994,61</text:p>
          </table:table-cell>
          <table:table-cell table:style-name="ce3" table:formula="of:=[.F24]+[.E25]" office:value-type="float" office:value="224076.023558393" calcext:value-type="float">
            <text:p>224.076,02</text:p>
          </table:table-cell>
          <table:table-cell/>
          <table:table-cell table:style-name="Default"/>
          <table:table-cell table:style-name="ce3" table:formula="of:=[.I24]+([.I24]*[.$I$2])" office:value-type="float" office:value="2400" calcext:value-type="float">
            <text:p>2.400,00</text:p>
          </table:table-cell>
          <table:table-cell table:style-name="ce3" table:formula="of:=[.J24]+[.I25]" office:value-type="float" office:value="19200" calcext:value-type="float">
            <text:p>19.200,00</text:p>
          </table:table-cell>
          <table:table-cell/>
          <table:table-cell table:style-name="Default"/>
          <table:table-cell table:style-name="ce3" table:formula="of:=[.M24]+([.M24]*[.$M$2])" office:value-type="float" office:value="30402.4819533028" calcext:value-type="float">
            <text:p>30.402,48</text:p>
          </table:table-cell>
          <table:table-cell table:style-name="ce3" table:formula="of:=[.N24]+[.M25]" office:value-type="float" office:value="219818.547063396" calcext:value-type="float">
            <text:p>219.818,55</text:p>
          </table:table-cell>
          <table:table-cell table:style-name="ce3"/>
          <table:table-cell table:formula="of:=[.P24]+([.P24]*[.$P$2])" office:value-type="float" office:value="4909.81694861588" calcext:value-type="float">
            <text:p>4.909,82</text:p>
          </table:table-cell>
          <table:table-cell table:style-name="ce3" table:formula="of:=[.Q24]+([.Q24]*[.$P$2])" office:value-type="float" office:value="58917.8033833906" calcext:value-type="float">
            <text:p>58.917,80</text:p>
          </table:table-cell>
          <table:table-cell table:style-name="ce3" table:formula="of:=[.Q25]+[.R24]" office:value-type="float" office:value="425992.389562023" calcext:value-type="float">
            <text:p>425.992,39</text:p>
          </table:table-cell>
          <table:table-cell table:style-name="ce3"/>
          <table:table-cell/>
          <table:table-cell table:formula="of:=SUM([.E25];[.I25];[.M25])-[.Q25]" office:value-type="float" office:value="2879.29338055701" calcext:value-type="float">
            <text:p>2.879,29</text:p>
          </table:table-cell>
          <table:table-cell table:formula="of:=SUM([.F25];[.J25];[.N25])-[.R25]" office:value-type="float" office:value="37102.1810597656" calcext:value-type="float">
            <text:p>37.102,18</text:p>
          </table:table-cell>
          <table:table-cell table:number-columns-repeated="1635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Default"/>
          <table:table-cell table:style-name="ce3" table:formula="of:=[.E25]+([.E25]*[.$E$2])" office:value-type="float" office:value="29284.5609587512" calcext:value-type="float">
            <text:p>29.284,56</text:p>
          </table:table-cell>
          <table:table-cell table:style-name="ce3" table:formula="of:=[.F25]+[.E26]" office:value-type="float" office:value="253360.584517144" calcext:value-type="float">
            <text:p>253.360,58</text:p>
          </table:table-cell>
          <table:table-cell/>
          <table:table-cell table:style-name="Default"/>
          <table:table-cell table:style-name="ce3" table:formula="of:=[.I25]+([.I25]*[.$I$2])" office:value-type="float" office:value="2400" calcext:value-type="float">
            <text:p>2.400,00</text:p>
          </table:table-cell>
          <table:table-cell table:style-name="ce3" table:formula="of:=[.J25]+[.I26]" office:value-type="float" office:value="21600" calcext:value-type="float">
            <text:p>21.600,00</text:p>
          </table:table-cell>
          <table:table-cell/>
          <table:table-cell table:style-name="Default"/>
          <table:table-cell table:style-name="ce3" table:formula="of:=[.M25]+([.M25]*[.$M$2])" office:value-type="float" office:value="31314.5564119019" calcext:value-type="float">
            <text:p>31.314,56</text:p>
          </table:table-cell>
          <table:table-cell table:style-name="ce3" table:formula="of:=[.N25]+[.M26]" office:value-type="float" office:value="251133.103475298" calcext:value-type="float">
            <text:p>251.133,10</text:p>
          </table:table-cell>
          <table:table-cell table:style-name="ce3"/>
          <table:table-cell table:formula="of:=[.P25]+([.P25]*[.$P$2])" office:value-type="float" office:value="5057.11145707436" calcext:value-type="float">
            <text:p>5.057,11</text:p>
          </table:table-cell>
          <table:table-cell table:style-name="ce3" table:formula="of:=[.Q25]+([.Q25]*[.$P$2])" office:value-type="float" office:value="60685.3374848923" calcext:value-type="float">
            <text:p>60.685,34</text:p>
          </table:table-cell>
          <table:table-cell table:style-name="ce3" table:formula="of:=[.Q26]+[.R25]" office:value-type="float" office:value="486677.727046915" calcext:value-type="float">
            <text:p>486.677,73</text:p>
          </table:table-cell>
          <table:table-cell table:style-name="ce3"/>
          <table:table-cell/>
          <table:table-cell table:formula="of:=SUM([.E26];[.I26];[.M26])-[.Q26]" office:value-type="float" office:value="2313.77988576078" calcext:value-type="float">
            <text:p>2.313,78</text:p>
          </table:table-cell>
          <table:table-cell table:formula="of:=SUM([.F26];[.J26];[.N26])-[.R26]" office:value-type="float" office:value="39415.9609455261" calcext:value-type="float">
            <text:p>39.415,96</text:p>
          </table:table-cell>
          <table:table-cell table:number-columns-repeated="1635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Default"/>
          <table:table-cell table:style-name="ce3" table:formula="of:=[.E26]+([.E26]*[.$E$2])" office:value-type="float" office:value="29577.4065683387" calcext:value-type="float">
            <text:p>29.577,41</text:p>
          </table:table-cell>
          <table:table-cell table:style-name="ce3" table:formula="of:=[.F26]+[.E27]" office:value-type="float" office:value="282937.991085483" calcext:value-type="float">
            <text:p>282.937,99</text:p>
          </table:table-cell>
          <table:table-cell/>
          <table:table-cell table:style-name="Default"/>
          <table:table-cell table:style-name="ce3" table:formula="of:=[.I26]+([.I26]*[.$I$2])" office:value-type="float" office:value="2400" calcext:value-type="float">
            <text:p>2.400,00</text:p>
          </table:table-cell>
          <table:table-cell table:style-name="ce3" table:formula="of:=[.J26]+[.I27]" office:value-type="float" office:value="24000" calcext:value-type="float">
            <text:p>24.000,00</text:p>
          </table:table-cell>
          <table:table-cell/>
          <table:table-cell table:style-name="Default"/>
          <table:table-cell table:style-name="ce3" table:formula="of:=[.M26]+([.M26]*[.$M$2])" office:value-type="float" office:value="32253.9931042589" calcext:value-type="float">
            <text:p>32.253,99</text:p>
          </table:table-cell>
          <table:table-cell table:style-name="ce3" table:formula="of:=[.N26]+[.M27]" office:value-type="float" office:value="283387.096579556" calcext:value-type="float">
            <text:p>283.387,10</text:p>
          </table:table-cell>
          <table:table-cell table:style-name="ce3"/>
          <table:table-cell table:formula="of:=[.P26]+([.P26]*[.$P$2])" office:value-type="float" office:value="5208.82480078659" calcext:value-type="float">
            <text:p>5.208,82</text:p>
          </table:table-cell>
          <table:table-cell table:style-name="ce3" table:formula="of:=[.Q26]+([.Q26]*[.$P$2])" office:value-type="float" office:value="62505.8976094391" calcext:value-type="float">
            <text:p>62.505,90</text:p>
          </table:table-cell>
          <table:table-cell table:style-name="ce3" table:formula="of:=[.Q27]+[.R26]" office:value-type="float" office:value="549183.624656354" calcext:value-type="float">
            <text:p>549.183,62</text:p>
          </table:table-cell>
          <table:table-cell table:style-name="ce3"/>
          <table:table-cell/>
          <table:table-cell table:formula="of:=SUM([.E27];[.I27];[.M27])-[.Q27]" office:value-type="float" office:value="1725.50206315856" calcext:value-type="float">
            <text:p>1.725,50</text:p>
          </table:table-cell>
          <table:table-cell table:formula="of:=SUM([.F27];[.J27];[.N27])-[.R27]" office:value-type="float" office:value="41141.4630086849" calcext:value-type="float">
            <text:p>41.141,46</text:p>
          </table:table-cell>
          <table:table-cell table:number-columns-repeated="1635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Default"/>
          <table:table-cell table:style-name="ce3" table:formula="of:=[.E27]+([.E27]*[.$E$2])" office:value-type="float" office:value="29873.1806340221" calcext:value-type="float">
            <text:p>29.873,18</text:p>
          </table:table-cell>
          <table:table-cell table:style-name="ce3" table:formula="of:=[.F27]+[.E28]" office:value-type="float" office:value="312811.171719505" calcext:value-type="float">
            <text:p>312.811,17</text:p>
          </table:table-cell>
          <table:table-cell/>
          <table:table-cell table:style-name="Default"/>
          <table:table-cell table:style-name="ce3" table:formula="of:=[.I27]+([.I27]*[.$I$2])" office:value-type="float" office:value="2400" calcext:value-type="float">
            <text:p>2.400,00</text:p>
          </table:table-cell>
          <table:table-cell table:style-name="ce3" table:formula="of:=[.J27]+[.I28]" office:value-type="float" office:value="26400" calcext:value-type="float">
            <text:p>26.400,00</text:p>
          </table:table-cell>
          <table:table-cell/>
          <table:table-cell table:style-name="Default"/>
          <table:table-cell table:style-name="ce3" table:formula="of:=[.M27]+([.M27]*[.$M$2])" office:value-type="float" office:value="33221.6128973867" calcext:value-type="float">
            <text:p>33.221,61</text:p>
          </table:table-cell>
          <table:table-cell table:style-name="ce3" table:formula="of:=[.N27]+[.M28]" office:value-type="float" office:value="316608.709476943" calcext:value-type="float">
            <text:p>316.608,71</text:p>
          </table:table-cell>
          <table:table-cell table:style-name="ce3"/>
          <table:table-cell table:formula="of:=[.P27]+([.P27]*[.$P$2])" office:value-type="float" office:value="5365.08954481019" calcext:value-type="float">
            <text:p>5.365,09</text:p>
          </table:table-cell>
          <table:table-cell table:style-name="ce3" table:formula="of:=[.Q27]+([.Q27]*[.$P$2])" office:value-type="float" office:value="64381.0745377222" calcext:value-type="float">
            <text:p>64.381,07</text:p>
          </table:table-cell>
          <table:table-cell table:style-name="ce3" table:formula="of:=[.Q28]+[.R27]" office:value-type="float" office:value="613564.699194077" calcext:value-type="float">
            <text:p>613.564,70</text:p>
          </table:table-cell>
          <table:table-cell table:style-name="ce3"/>
          <table:table-cell/>
          <table:table-cell table:formula="of:=SUM([.E28];[.I28];[.M28])-[.Q28]" office:value-type="float" office:value="1113.71899368656" calcext:value-type="float">
            <text:p>1.113,72</text:p>
          </table:table-cell>
          <table:table-cell table:formula="of:=SUM([.F28];[.J28];[.N28])-[.R28]" office:value-type="float" office:value="42255.1820023714" calcext:value-type="float">
            <text:p>42.255,18</text:p>
          </table:table-cell>
          <table:table-cell table:number-columns-repeated="163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style-name="ce3" table:formula="of:=[.E28]+([.E28]*[.$E$2])" office:value-type="float" office:value="30171.9124403623" calcext:value-type="float">
            <text:p>30.171,91</text:p>
          </table:table-cell>
          <table:table-cell table:style-name="ce3" table:formula="of:=[.F28]+[.E29]" office:value-type="float" office:value="342983.084159867" calcext:value-type="float">
            <text:p>342.983,08</text:p>
          </table:table-cell>
          <table:table-cell/>
          <table:table-cell table:style-name="Default"/>
          <table:table-cell table:style-name="ce3" table:formula="of:=[.I28]+([.I28]*[.$I$2])" office:value-type="float" office:value="2400" calcext:value-type="float">
            <text:p>2.400,00</text:p>
          </table:table-cell>
          <table:table-cell table:style-name="ce3" table:formula="of:=[.J28]+[.I29]" office:value-type="float" office:value="28800" calcext:value-type="float">
            <text:p>28.800,00</text:p>
          </table:table-cell>
          <table:table-cell/>
          <table:table-cell table:style-name="Default"/>
          <table:table-cell table:style-name="ce3" table:formula="of:=[.M28]+([.M28]*[.$M$2])" office:value-type="float" office:value="34218.2612843083" calcext:value-type="float">
            <text:p>34.218,26</text:p>
          </table:table-cell>
          <table:table-cell table:style-name="ce3" table:formula="of:=[.N28]+[.M29]" office:value-type="float" office:value="350826.970761251" calcext:value-type="float">
            <text:p>350.826,97</text:p>
          </table:table-cell>
          <table:table-cell table:style-name="ce3"/>
          <table:table-cell table:formula="of:=[.P28]+([.P28]*[.$P$2])" office:value-type="float" office:value="5526.04223115449" calcext:value-type="float">
            <text:p>5.526,04</text:p>
          </table:table-cell>
          <table:table-cell table:style-name="ce3" table:formula="of:=[.Q28]+([.Q28]*[.$P$2])" office:value-type="float" office:value="66312.5067738539" calcext:value-type="float">
            <text:p>66.312,51</text:p>
          </table:table-cell>
          <table:table-cell table:style-name="ce3" table:formula="of:=[.Q29]+[.R28]" office:value-type="float" office:value="679877.205967931" calcext:value-type="float">
            <text:p>679.877,21</text:p>
          </table:table-cell>
          <table:table-cell table:style-name="ce3"/>
          <table:table-cell/>
          <table:table-cell table:formula="of:=SUM([.E29];[.I29];[.M29])-[.Q29]" office:value-type="float" office:value="477.666950816696" calcext:value-type="float">
            <text:p>477,67</text:p>
          </table:table-cell>
          <table:table-cell table:formula="of:=SUM([.F29];[.J29];[.N29])-[.R29]" office:value-type="float" office:value="42732.8489531878" calcext:value-type="float">
            <text:p>42.732,85</text:p>
          </table:table-cell>
          <table:table-cell table:number-columns-repeated="163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Default"/>
          <table:table-cell table:style-name="ce3" table:formula="of:=[.E29]+([.E29]*[.$E$2])" office:value-type="float" office:value="30473.6315647659" calcext:value-type="float">
            <text:p>30.473,63</text:p>
          </table:table-cell>
          <table:table-cell table:style-name="ce3" table:formula="of:=[.F29]+[.E30]" office:value-type="float" office:value="373456.715724633" calcext:value-type="float">
            <text:p>373.456,72</text:p>
          </table:table-cell>
          <table:table-cell/>
          <table:table-cell table:style-name="Default"/>
          <table:table-cell table:style-name="ce3" table:formula="of:=[.I29]+([.I29]*[.$I$2])" office:value-type="float" office:value="2400" calcext:value-type="float">
            <text:p>2.400,00</text:p>
          </table:table-cell>
          <table:table-cell table:style-name="ce3" table:formula="of:=[.J29]+[.I30]" office:value-type="float" office:value="31200" calcext:value-type="float">
            <text:p>31.200,00</text:p>
          </table:table-cell>
          <table:table-cell/>
          <table:table-cell table:style-name="Default"/>
          <table:table-cell table:style-name="ce3" table:formula="of:=[.M29]+([.M29]*[.$M$2])" office:value-type="float" office:value="35244.8091228376" calcext:value-type="float">
            <text:p>35.244,81</text:p>
          </table:table-cell>
          <table:table-cell table:style-name="ce3" table:formula="of:=[.N29]+[.M30]" office:value-type="float" office:value="386071.779884089" calcext:value-type="float">
            <text:p>386.071,78</text:p>
          </table:table-cell>
          <table:table-cell table:style-name="ce3"/>
          <table:table-cell table:formula="of:=[.P29]+([.P29]*[.$P$2])" office:value-type="float" office:value="5691.82349808913" calcext:value-type="float">
            <text:p>5.691,82</text:p>
          </table:table-cell>
          <table:table-cell table:style-name="ce3" table:formula="of:=[.Q29]+([.Q29]*[.$P$2])" office:value-type="float" office:value="68301.8819770695" calcext:value-type="float">
            <text:p>68.301,88</text:p>
          </table:table-cell>
          <table:table-cell table:style-name="ce3" table:formula="of:=[.Q30]+[.R29]" office:value-type="float" office:value="748179.087945" calcext:value-type="float">
            <text:p>748.179,09</text:p>
          </table:table-cell>
          <table:table-cell table:style-name="ce3"/>
          <table:table-cell/>
          <table:table-cell table:formula="of:=SUM([.E30];[.I30];[.M30])-[.Q30]" office:value-type="float" office:value="-183.441289466078" calcext:value-type="float">
            <text:p>-183,44</text:p>
          </table:table-cell>
          <table:table-cell table:formula="of:=SUM([.F30];[.J30];[.N30])-[.R30]" office:value-type="float" office:value="42549.4076637218" calcext:value-type="float">
            <text:p>42.549,41</text:p>
          </table:table-cell>
          <table:table-cell table:number-columns-repeated="1635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Default"/>
          <table:table-cell table:style-name="ce3" table:formula="of:=[.E30]+([.E30]*[.$E$2])" office:value-type="float" office:value="30778.3678804136" calcext:value-type="float">
            <text:p>30.778,37</text:p>
          </table:table-cell>
          <table:table-cell table:style-name="ce3" table:formula="of:=[.F30]+[.E31]" office:value-type="float" office:value="404235.083605047" calcext:value-type="float">
            <text:p>404.235,08</text:p>
          </table:table-cell>
          <table:table-cell/>
          <table:table-cell table:style-name="Default"/>
          <table:table-cell table:style-name="ce3" table:formula="of:=[.I30]+([.I30]*[.$I$2])" office:value-type="float" office:value="2400" calcext:value-type="float">
            <text:p>2.400,00</text:p>
          </table:table-cell>
          <table:table-cell table:style-name="ce3" table:formula="of:=[.J30]+[.I31]" office:value-type="float" office:value="33600" calcext:value-type="float">
            <text:p>33.600,00</text:p>
          </table:table-cell>
          <table:table-cell/>
          <table:table-cell table:style-name="Default"/>
          <table:table-cell table:style-name="ce3" table:formula="of:=[.M30]+([.M30]*[.$M$2])" office:value-type="float" office:value="36302.1533965227" calcext:value-type="float">
            <text:p>36.302,15</text:p>
          </table:table-cell>
          <table:table-cell table:style-name="ce3" table:formula="of:=[.N30]+[.M31]" office:value-type="float" office:value="422373.933280612" calcext:value-type="float">
            <text:p>422.373,93</text:p>
          </table:table-cell>
          <table:table-cell table:style-name="ce3"/>
          <table:table-cell table:formula="of:=[.P30]+([.P30]*[.$P$2])" office:value-type="float" office:value="5862.5782030318" calcext:value-type="float">
            <text:p>5.862,58</text:p>
          </table:table-cell>
          <table:table-cell table:style-name="ce3" table:formula="of:=[.Q30]+([.Q30]*[.$P$2])" office:value-type="float" office:value="70350.9384363816" calcext:value-type="float">
            <text:p>70.350,94</text:p>
          </table:table-cell>
          <table:table-cell table:style-name="ce3" table:formula="of:=[.Q31]+[.R30]" office:value-type="float" office:value="818530.026381382" calcext:value-type="float">
            <text:p>818.530,03</text:p>
          </table:table-cell>
          <table:table-cell table:style-name="ce3"/>
          <table:table-cell/>
          <table:table-cell table:formula="of:=SUM([.E31];[.I31];[.M31])-[.Q31]" office:value-type="float" office:value="-870.417159445322" calcext:value-type="float">
            <text:p>-870,42</text:p>
          </table:table-cell>
          <table:table-cell table:formula="of:=SUM([.F31];[.J31];[.N31])-[.R31]" office:value-type="float" office:value="41678.9905042769" calcext:value-type="float">
            <text:p>41.678,99</text:p>
          </table:table-cell>
          <table:table-cell table:number-columns-repeated="1635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Default"/>
          <table:table-cell table:style-name="ce3" table:formula="of:=[.E31]+([.E31]*[.$E$2])" office:value-type="float" office:value="31086.1515592177" calcext:value-type="float">
            <text:p>31.086,15</text:p>
          </table:table-cell>
          <table:table-cell table:style-name="ce3" table:formula="of:=[.F31]+[.E32]" office:value-type="float" office:value="435321.235164265" calcext:value-type="float">
            <text:p>435.321,24</text:p>
          </table:table-cell>
          <table:table-cell/>
          <table:table-cell table:style-name="Default"/>
          <table:table-cell table:style-name="ce3" table:formula="of:=[.I31]+([.I31]*[.$I$2])" office:value-type="float" office:value="2400" calcext:value-type="float">
            <text:p>2.400,00</text:p>
          </table:table-cell>
          <table:table-cell table:style-name="ce3" table:formula="of:=[.J31]+[.I32]" office:value-type="float" office:value="36000" calcext:value-type="float">
            <text:p>36.000,00</text:p>
          </table:table-cell>
          <table:table-cell/>
          <table:table-cell table:style-name="Default"/>
          <table:table-cell table:style-name="ce3" table:formula="of:=[.M31]+([.M31]*[.$M$2])" office:value-type="float" office:value="37391.2179984184" calcext:value-type="float">
            <text:p>37.391,22</text:p>
          </table:table-cell>
          <table:table-cell table:style-name="ce3" table:formula="of:=[.N31]+[.M32]" office:value-type="float" office:value="459765.15127903" calcext:value-type="float">
            <text:p>459.765,15</text:p>
          </table:table-cell>
          <table:table-cell table:style-name="ce3"/>
          <table:table-cell table:formula="of:=[.P31]+([.P31]*[.$P$2])" office:value-type="float" office:value="6038.45554912276" calcext:value-type="float">
            <text:p>6.038,46</text:p>
          </table:table-cell>
          <table:table-cell table:style-name="ce3" table:formula="of:=[.Q31]+([.Q31]*[.$P$2])" office:value-type="float" office:value="72461.4665894731" calcext:value-type="float">
            <text:p>72.461,47</text:p>
          </table:table-cell>
          <table:table-cell table:style-name="ce3" table:formula="of:=[.Q32]+[.R31]" office:value-type="float" office:value="890991.492970855" calcext:value-type="float">
            <text:p>890.991,49</text:p>
          </table:table-cell>
          <table:table-cell table:style-name="ce3"/>
          <table:table-cell/>
          <table:table-cell table:formula="of:=SUM([.E32];[.I32];[.M32])-[.Q32]" office:value-type="float" office:value="-1584.09703183699" calcext:value-type="float">
            <text:p>-1.584,10</text:p>
          </table:table-cell>
          <table:table-cell table:formula="of:=SUM([.F32];[.J32];[.N32])-[.R32]" office:value-type="float" office:value="40094.8934724402" calcext:value-type="float">
            <text:p>40.094,89</text:p>
          </table:table-cell>
          <table:table-cell table:number-columns-repeated="1635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Default"/>
          <table:table-cell table:style-name="ce3" table:formula="of:=[.E32]+([.E32]*[.$E$2])" office:value-type="float" office:value="31397.0130748099" calcext:value-type="float">
            <text:p>31.397,01</text:p>
          </table:table-cell>
          <table:table-cell table:style-name="ce3" table:formula="of:=[.F32]+[.E33]" office:value-type="float" office:value="466718.248239075" calcext:value-type="float">
            <text:p>466.718,25</text:p>
          </table:table-cell>
          <table:table-cell/>
          <table:table-cell table:style-name="Default"/>
          <table:table-cell table:style-name="ce3" table:formula="of:=[.I32]+([.I32]*[.$I$2])" office:value-type="float" office:value="2400" calcext:value-type="float">
            <text:p>2.400,00</text:p>
          </table:table-cell>
          <table:table-cell table:style-name="ce3" table:formula="of:=[.J32]+[.I33]" office:value-type="float" office:value="38400" calcext:value-type="float">
            <text:p>38.400,00</text:p>
          </table:table-cell>
          <table:table-cell/>
          <table:table-cell table:style-name="Default"/>
          <table:table-cell table:style-name="ce3" table:formula="of:=[.M32]+([.M32]*[.$M$2])" office:value-type="float" office:value="38512.9545383709" calcext:value-type="float">
            <text:p>38.512,95</text:p>
          </table:table-cell>
          <table:table-cell table:style-name="ce3" table:formula="of:=[.N32]+[.M33]" office:value-type="float" office:value="498278.105817401" calcext:value-type="float">
            <text:p>498.278,11</text:p>
          </table:table-cell>
          <table:table-cell table:style-name="ce3"/>
          <table:table-cell table:formula="of:=[.P32]+([.P32]*[.$P$2])" office:value-type="float" office:value="6219.60921559644" calcext:value-type="float">
            <text:p>6.219,61</text:p>
          </table:table-cell>
          <table:table-cell table:style-name="ce3" table:formula="of:=[.Q32]+([.Q32]*[.$P$2])" office:value-type="float" office:value="74635.3105871573" calcext:value-type="float">
            <text:p>74.635,31</text:p>
          </table:table-cell>
          <table:table-cell table:style-name="ce3" table:formula="of:=[.Q33]+[.R32]" office:value-type="float" office:value="965626.803558012" calcext:value-type="float">
            <text:p>965.626,80</text:p>
          </table:table-cell>
          <table:table-cell table:style-name="ce3"/>
          <table:table-cell/>
          <table:table-cell table:formula="of:=SUM([.E33];[.I33];[.M33])-[.Q33]" office:value-type="float" office:value="-2325.34297397644" calcext:value-type="float">
            <text:p>-2.325,34</text:p>
          </table:table-cell>
          <table:table-cell table:formula="of:=SUM([.F33];[.J33];[.N33])-[.R33]" office:value-type="float" office:value="37769.5504984638" calcext:value-type="float">
            <text:p>37.769,55</text:p>
          </table:table-cell>
          <table:table-cell table:number-columns-repeated="1635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Default"/>
          <table:table-cell table:style-name="ce3" table:formula="of:=[.E33]+([.E33]*[.$E$2])" office:value-type="float" office:value="31710.983205558" calcext:value-type="float">
            <text:p>31.710,98</text:p>
          </table:table-cell>
          <table:table-cell table:style-name="ce3" table:formula="of:=[.F33]+[.E34]" office:value-type="float" office:value="498429.231444633" calcext:value-type="float">
            <text:p>498.429,23</text:p>
          </table:table-cell>
          <table:table-cell/>
          <table:table-cell table:style-name="Default"/>
          <table:table-cell table:style-name="ce3" table:formula="of:=[.I33]+([.I33]*[.$I$2])" office:value-type="float" office:value="2400" calcext:value-type="float">
            <text:p>2.400,00</text:p>
          </table:table-cell>
          <table:table-cell table:style-name="ce3" table:formula="of:=[.J33]+[.I34]" office:value-type="float" office:value="40800" calcext:value-type="float">
            <text:p>40.800,00</text:p>
          </table:table-cell>
          <table:table-cell/>
          <table:table-cell table:style-name="Default"/>
          <table:table-cell table:style-name="ce3" table:formula="of:=[.M33]+([.M33]*[.$M$2])" office:value-type="float" office:value="39668.343174522" calcext:value-type="float">
            <text:p>39.668,34</text:p>
          </table:table-cell>
          <table:table-cell table:style-name="ce3" table:formula="of:=[.N33]+[.M34]" office:value-type="float" office:value="537946.448991923" calcext:value-type="float">
            <text:p>537.946,45</text:p>
          </table:table-cell>
          <table:table-cell table:style-name="ce3"/>
          <table:table-cell table:formula="of:=[.P33]+([.P33]*[.$P$2])" office:value-type="float" office:value="6406.19749206433" calcext:value-type="float">
            <text:p>6.406,20</text:p>
          </table:table-cell>
          <table:table-cell table:style-name="ce3" table:formula="of:=[.Q33]+([.Q33]*[.$P$2])" office:value-type="float" office:value="76874.369904772" calcext:value-type="float">
            <text:p>76.874,37</text:p>
          </table:table-cell>
          <table:table-cell table:style-name="ce3" table:formula="of:=[.Q34]+[.R33]" office:value-type="float" office:value="1042501.17346278" calcext:value-type="float">
            <text:p>1.042.501,17</text:p>
          </table:table-cell>
          <table:table-cell table:style-name="ce3"/>
          <table:table-cell/>
          <table:table-cell table:formula="of:=SUM([.E34];[.I34];[.M34])-[.Q34]" office:value-type="float" office:value="-3095.04352469194" calcext:value-type="float">
            <text:p>-3.095,04</text:p>
          </table:table-cell>
          <table:table-cell table:formula="of:=SUM([.F34];[.J34];[.N34])-[.R34]" office:value-type="float" office:value="34674.5069737716" calcext:value-type="float">
            <text:p>34.674,51</text:p>
          </table:table-cell>
          <table:table-cell table:number-columns-repeated="163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Default"/>
          <table:table-cell table:style-name="ce3" table:formula="of:=[.E34]+([.E34]*[.$E$2])" office:value-type="float" office:value="32028.0930376136" calcext:value-type="float">
            <text:p>32.028,09</text:p>
          </table:table-cell>
          <table:table-cell table:style-name="ce3" table:formula="of:=[.F34]+[.E35]" office:value-type="float" office:value="530457.324482246" calcext:value-type="float">
            <text:p>530.457,32</text:p>
          </table:table-cell>
          <table:table-cell/>
          <table:table-cell table:style-name="Default"/>
          <table:table-cell table:style-name="ce3" table:formula="of:=[.I34]+([.I34]*[.$I$2])" office:value-type="float" office:value="2400" calcext:value-type="float">
            <text:p>2.400,00</text:p>
          </table:table-cell>
          <table:table-cell table:style-name="ce3" table:formula="of:=[.J34]+[.I35]" office:value-type="float" office:value="43200" calcext:value-type="float">
            <text:p>43.200,00</text:p>
          </table:table-cell>
          <table:table-cell/>
          <table:table-cell table:style-name="Default"/>
          <table:table-cell table:style-name="ce3" table:formula="of:=[.M34]+([.M34]*[.$M$2])" office:value-type="float" office:value="40858.3934697577" calcext:value-type="float">
            <text:p>40.858,39</text:p>
          </table:table-cell>
          <table:table-cell table:style-name="ce3" table:formula="of:=[.N34]+[.M35]" office:value-type="float" office:value="578804.842461681" calcext:value-type="float">
            <text:p>578.804,84</text:p>
          </table:table-cell>
          <table:table-cell table:style-name="ce3"/>
          <table:table-cell table:formula="of:=[.P34]+([.P34]*[.$P$2])" office:value-type="float" office:value="6598.38341682626" calcext:value-type="float">
            <text:p>6.598,38</text:p>
          </table:table-cell>
          <table:table-cell table:style-name="ce3" table:formula="of:=[.Q34]+([.Q34]*[.$P$2])" office:value-type="float" office:value="79180.6010019151" calcext:value-type="float">
            <text:p>79.180,60</text:p>
          </table:table-cell>
          <table:table-cell table:style-name="ce3" table:formula="of:=[.Q35]+[.R34]" office:value-type="float" office:value="1121681.7744647" calcext:value-type="float">
            <text:p>1.121.681,77</text:p>
          </table:table-cell>
          <table:table-cell table:style-name="ce3"/>
          <table:table-cell/>
          <table:table-cell table:formula="of:=SUM([.E35];[.I35];[.M35])-[.Q35]" office:value-type="float" office:value="-3894.11449454383" calcext:value-type="float">
            <text:p>-3.894,11</text:p>
          </table:table-cell>
          <table:table-cell table:formula="of:=SUM([.F35];[.J35];[.N35])-[.R35]" office:value-type="float" office:value="30780.3924792274" calcext:value-type="float">
            <text:p>30.780,39</text:p>
          </table:table-cell>
          <table:table-cell table:number-columns-repeated="163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Default"/>
          <table:table-cell table:style-name="ce3" table:formula="of:=[.E35]+([.E35]*[.$E$2])" office:value-type="float" office:value="32348.3739679897" calcext:value-type="float">
            <text:p>32.348,37</text:p>
          </table:table-cell>
          <table:table-cell table:style-name="ce3" table:formula="of:=[.F35]+[.E36]" office:value-type="float" office:value="562805.698450236" calcext:value-type="float">
            <text:p>562.805,70</text:p>
          </table:table-cell>
          <table:table-cell/>
          <table:table-cell table:style-name="Default"/>
          <table:table-cell table:style-name="ce3" table:formula="of:=[.I35]+([.I35]*[.$I$2])" office:value-type="float" office:value="2400" calcext:value-type="float">
            <text:p>2.400,00</text:p>
          </table:table-cell>
          <table:table-cell table:style-name="ce3" table:formula="of:=[.J35]+[.I36]" office:value-type="float" office:value="45600" calcext:value-type="float">
            <text:p>45.600,00</text:p>
          </table:table-cell>
          <table:table-cell/>
          <table:table-cell table:style-name="Default"/>
          <table:table-cell table:style-name="ce3" table:formula="of:=[.M35]+([.M35]*[.$M$2])" office:value-type="float" office:value="42084.1452738504" calcext:value-type="float">
            <text:p>42.084,15</text:p>
          </table:table-cell>
          <table:table-cell table:style-name="ce3" table:formula="of:=[.N35]+[.M36]" office:value-type="float" office:value="620888.987735531" calcext:value-type="float">
            <text:p>620.888,99</text:p>
          </table:table-cell>
          <table:table-cell table:style-name="ce3"/>
          <table:table-cell table:formula="of:=[.P35]+([.P35]*[.$P$2])" office:value-type="float" office:value="6796.33491933105" calcext:value-type="float">
            <text:p>6.796,33</text:p>
          </table:table-cell>
          <table:table-cell table:style-name="ce3" table:formula="of:=[.Q35]+([.Q35]*[.$P$2])" office:value-type="float" office:value="81556.0190319726" calcext:value-type="float">
            <text:p>81.556,02</text:p>
          </table:table-cell>
          <table:table-cell table:style-name="ce3" table:formula="of:=[.Q36]+[.R35]" office:value-type="float" office:value="1203237.79349667" calcext:value-type="float">
            <text:p>1.203.237,79</text:p>
          </table:table-cell>
          <table:table-cell table:style-name="ce3"/>
          <table:table-cell/>
          <table:table-cell table:formula="of:=SUM([.E36];[.I36];[.M36])-[.Q36]" office:value-type="float" office:value="-4723.49979013245" calcext:value-type="float">
            <text:p>-4.723,50</text:p>
          </table:table-cell>
          <table:table-cell table:formula="of:=SUM([.F36];[.J36];[.N36])-[.R36]" office:value-type="float" office:value="26056.8926890951" calcext:value-type="float">
            <text:p>26.056,89</text:p>
          </table:table-cell>
          <table:table-cell table:number-columns-repeated="163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Default"/>
          <table:table-cell table:style-name="ce3" table:formula="of:=[.E36]+([.E36]*[.$E$2])" office:value-type="float" office:value="32671.8577076696" calcext:value-type="float">
            <text:p>32.671,86</text:p>
          </table:table-cell>
          <table:table-cell table:style-name="ce3" table:formula="of:=[.F36]+[.E37]" office:value-type="float" office:value="595477.556157905" calcext:value-type="float">
            <text:p>595.477,56</text:p>
          </table:table-cell>
          <table:table-cell/>
          <table:table-cell table:style-name="Default"/>
          <table:table-cell table:style-name="ce3" table:formula="of:=[.I36]+([.I36]*[.$I$2])" office:value-type="float" office:value="2400" calcext:value-type="float">
            <text:p>2.400,00</text:p>
          </table:table-cell>
          <table:table-cell table:style-name="ce3" table:formula="of:=[.J36]+[.I37]" office:value-type="float" office:value="48000" calcext:value-type="float">
            <text:p>48.000,00</text:p>
          </table:table-cell>
          <table:table-cell/>
          <table:table-cell table:style-name="Default"/>
          <table:table-cell table:style-name="ce3" table:formula="of:=[.M36]+([.M36]*[.$M$2])" office:value-type="float" office:value="43346.669632066" calcext:value-type="float">
            <text:p>43.346,67</text:p>
          </table:table-cell>
          <table:table-cell table:style-name="ce3" table:formula="of:=[.N36]+[.M37]" office:value-type="float" office:value="664235.657367597" calcext:value-type="float">
            <text:p>664.235,66</text:p>
          </table:table-cell>
          <table:table-cell table:style-name="ce3"/>
          <table:table-cell table:formula="of:=[.P36]+([.P36]*[.$P$2])" office:value-type="float" office:value="7000.22496691098" calcext:value-type="float">
            <text:p>7.000,22</text:p>
          </table:table-cell>
          <table:table-cell table:style-name="ce3" table:formula="of:=[.Q36]+([.Q36]*[.$P$2])" office:value-type="float" office:value="84002.6996029318" calcext:value-type="float">
            <text:p>84.002,70</text:p>
          </table:table-cell>
          <table:table-cell table:style-name="ce3" table:formula="of:=[.Q37]+[.R36]" office:value-type="float" office:value="1287240.4930996" calcext:value-type="float">
            <text:p>1.287.240,49</text:p>
          </table:table-cell>
          <table:table-cell table:style-name="ce3"/>
          <table:table-cell/>
          <table:table-cell table:formula="of:=SUM([.E37];[.I37];[.M37])-[.Q37]" office:value-type="float" office:value="-5584.1722631962" calcext:value-type="float">
            <text:p>-5.584,17</text:p>
          </table:table-cell>
          <table:table-cell table:formula="of:=SUM([.F37];[.J37];[.N37])-[.R37]" office:value-type="float" office:value="20472.7204258984" calcext:value-type="float">
            <text:p>20.472,72</text:p>
          </table:table-cell>
          <table:table-cell table:number-columns-repeated="163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Default"/>
          <table:table-cell table:style-name="ce3" table:formula="of:=[.E37]+([.E37]*[.$E$2])" office:value-type="float" office:value="32998.5762847463" calcext:value-type="float">
            <text:p>32.998,58</text:p>
          </table:table-cell>
          <table:table-cell table:style-name="ce3" table:formula="of:=[.F37]+[.E38]" office:value-type="float" office:value="628476.132442652" calcext:value-type="float">
            <text:p>628.476,13</text:p>
          </table:table-cell>
          <table:table-cell/>
          <table:table-cell table:style-name="Default"/>
          <table:table-cell table:style-name="ce3" table:formula="of:=[.I37]+([.I37]*[.$I$2])" office:value-type="float" office:value="2400" calcext:value-type="float">
            <text:p>2.400,00</text:p>
          </table:table-cell>
          <table:table-cell table:style-name="ce3" table:formula="of:=[.J37]+[.I38]" office:value-type="float" office:value="50400" calcext:value-type="float">
            <text:p>50.400,00</text:p>
          </table:table-cell>
          <table:table-cell/>
          <table:table-cell table:style-name="Default"/>
          <table:table-cell table:style-name="ce3" table:formula="of:=[.M37]+([.M37]*[.$M$2])" office:value-type="float" office:value="44647.0697210279" calcext:value-type="float">
            <text:p>44.647,07</text:p>
          </table:table-cell>
          <table:table-cell table:style-name="ce3" table:formula="of:=[.N37]+[.M38]" office:value-type="float" office:value="708882.727088625" calcext:value-type="float">
            <text:p>708.882,73</text:p>
          </table:table-cell>
          <table:table-cell table:style-name="ce3"/>
          <table:table-cell table:formula="of:=[.P37]+([.P37]*[.$P$2])" office:value-type="float" office:value="7210.23171591831" calcext:value-type="float">
            <text:p>7.210,23</text:p>
          </table:table-cell>
          <table:table-cell table:style-name="ce3" table:formula="of:=[.Q37]+([.Q37]*[.$P$2])" office:value-type="float" office:value="86522.7805910197" calcext:value-type="float">
            <text:p>86.522,78</text:p>
          </table:table-cell>
          <table:table-cell table:style-name="ce3" table:formula="of:=[.Q38]+[.R37]" office:value-type="float" office:value="1373763.27369062" calcext:value-type="float">
            <text:p>1.373.763,27</text:p>
          </table:table-cell>
          <table:table-cell table:style-name="ce3"/>
          <table:table-cell/>
          <table:table-cell table:formula="of:=SUM([.E38];[.I38];[.M38])-[.Q38]" office:value-type="float" office:value="-6477.13458524548" calcext:value-type="float">
            <text:p>-6.477,13</text:p>
          </table:table-cell>
          <table:table-cell table:formula="of:=SUM([.F38];[.J38];[.N38])-[.R38]" office:value-type="float" office:value="13995.5858406536" calcext:value-type="float">
            <text:p>13.995,59</text:p>
          </table:table-cell>
          <table:table-cell table:number-columns-repeated="1635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Default"/>
          <table:table-cell table:style-name="ce3" table:formula="of:=[.E38]+([.E38]*[.$E$2])" office:value-type="float" office:value="33328.5620475938" calcext:value-type="float">
            <text:p>33.328,56</text:p>
          </table:table-cell>
          <table:table-cell table:style-name="ce3" table:formula="of:=[.F38]+[.E39]" office:value-type="float" office:value="661804.694490245" calcext:value-type="float">
            <text:p>661.804,69</text:p>
          </table:table-cell>
          <table:table-cell/>
          <table:table-cell table:style-name="Default"/>
          <table:table-cell table:style-name="ce3" table:formula="of:=[.I38]+([.I38]*[.$I$2])" office:value-type="float" office:value="2400" calcext:value-type="float">
            <text:p>2.400,00</text:p>
          </table:table-cell>
          <table:table-cell table:style-name="ce3" table:formula="of:=[.J38]+[.I39]" office:value-type="float" office:value="52800" calcext:value-type="float">
            <text:p>52.800,00</text:p>
          </table:table-cell>
          <table:table-cell/>
          <table:table-cell table:style-name="Default"/>
          <table:table-cell table:style-name="ce3" table:formula="of:=[.M38]+([.M38]*[.$M$2])" office:value-type="float" office:value="45986.4818126588" calcext:value-type="float">
            <text:p>45.986,48</text:p>
          </table:table-cell>
          <table:table-cell table:style-name="ce3" table:formula="of:=[.N38]+[.M39]" office:value-type="float" office:value="754869.208901284" calcext:value-type="float">
            <text:p>754.869,21</text:p>
          </table:table-cell>
          <table:table-cell table:style-name="ce3"/>
          <table:table-cell table:formula="of:=[.P38]+([.P38]*[.$P$2])" office:value-type="float" office:value="7426.53866739586" calcext:value-type="float">
            <text:p>7.426,54</text:p>
          </table:table-cell>
          <table:table-cell table:style-name="ce3" table:formula="of:=[.Q38]+([.Q38]*[.$P$2])" office:value-type="float" office:value="89118.4640087503" calcext:value-type="float">
            <text:p>89.118,46</text:p>
          </table:table-cell>
          <table:table-cell table:style-name="ce3" table:formula="of:=[.Q39]+[.R38]" office:value-type="float" office:value="1462881.73769937" calcext:value-type="float">
            <text:p>1.462.881,74</text:p>
          </table:table-cell>
          <table:table-cell table:style-name="ce3"/>
          <table:table-cell/>
          <table:table-cell table:formula="of:=SUM([.E39];[.I39];[.M39])-[.Q39]" office:value-type="float" office:value="-7403.42014849772" calcext:value-type="float">
            <text:p>-7.403,42</text:p>
          </table:table-cell>
          <table:table-cell table:formula="of:=SUM([.F39];[.J39];[.N39])-[.R39]" office:value-type="float" office:value="6592.16569215502" calcext:value-type="float">
            <text:p>6.592,17</text:p>
          </table:table-cell>
          <table:table-cell table:number-columns-repeated="163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Default"/>
          <table:table-cell table:style-name="ce3" table:formula="of:=[.E39]+([.E39]*[.$E$2])" office:value-type="float" office:value="33661.8476680697" calcext:value-type="float">
            <text:p>33.661,85</text:p>
          </table:table-cell>
          <table:table-cell table:style-name="ce3" table:formula="of:=[.F39]+[.E40]" office:value-type="float" office:value="695466.542158315" calcext:value-type="float">
            <text:p>695.466,54</text:p>
          </table:table-cell>
          <table:table-cell/>
          <table:table-cell table:style-name="Default"/>
          <table:table-cell table:style-name="ce3" table:formula="of:=[.I39]+([.I39]*[.$I$2])" office:value-type="float" office:value="2400" calcext:value-type="float">
            <text:p>2.400,00</text:p>
          </table:table-cell>
          <table:table-cell table:style-name="ce3" table:formula="of:=[.J39]+[.I40]" office:value-type="float" office:value="55200" calcext:value-type="float">
            <text:p>55.200,00</text:p>
          </table:table-cell>
          <table:table-cell/>
          <table:table-cell table:style-name="Default"/>
          <table:table-cell table:style-name="ce3" table:formula="of:=[.M39]+([.M39]*[.$M$2])" office:value-type="float" office:value="47366.0762670385" calcext:value-type="float">
            <text:p>47.366,08</text:p>
          </table:table-cell>
          <table:table-cell table:style-name="ce3" table:formula="of:=[.N39]+[.M40]" office:value-type="float" office:value="802235.285168322" calcext:value-type="float">
            <text:p>802.235,29</text:p>
          </table:table-cell>
          <table:table-cell table:style-name="ce3"/>
          <table:table-cell table:formula="of:=[.P39]+([.P39]*[.$P$2])" office:value-type="float" office:value="7649.33482741773" calcext:value-type="float">
            <text:p>7.649,33</text:p>
          </table:table-cell>
          <table:table-cell table:style-name="ce3" table:formula="of:=[.Q39]+([.Q39]*[.$P$2])" office:value-type="float" office:value="91792.0179290128" calcext:value-type="float">
            <text:p>91.792,02</text:p>
          </table:table-cell>
          <table:table-cell table:style-name="ce3" table:formula="of:=[.Q40]+[.R39]" office:value-type="float" office:value="1554673.75562839" calcext:value-type="float">
            <text:p>1.554.673,76</text:p>
          </table:table-cell>
          <table:table-cell table:style-name="ce3"/>
          <table:table-cell/>
          <table:table-cell table:formula="of:=SUM([.E40];[.I40];[.M40])-[.Q40]" office:value-type="float" office:value="-8364.09399390458" calcext:value-type="float">
            <text:p>-8.364,09</text:p>
          </table:table-cell>
          <table:table-cell table:formula="of:=SUM([.F40];[.J40];[.N40])-[.R40]" office:value-type="float" office:value="-1771.92830174929" calcext:value-type="float">
            <text:p>-1.771,93</text:p>
          </table:table-cell>
          <table:table-cell table:number-columns-repeated="16353"/>
        </table:table-row>
        <table:table-row table:style-name="ro1" table:number-rows-repeated="1048535">
          <table:table-cell table:number-columns-repeated="16375"/>
        </table:table-row>
        <table:table-row table:style-name="ro1"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33:14.232131537</meta:creation-date>
    <meta:generator>LibreOffice/7.4.7.2$Linux_X86_64 LibreOffice_project/40$Build-2</meta:generator>
    <dc:date>2025-06-17T23:01:50.061133321</dc:date>
    <meta:editing-duration>PT8H6M14S</meta:editing-duration>
    <meta:editing-cycles>20</meta:editing-cycles>
    <dc:creator>steffen</dc:creator>
    <meta:document-statistic meta:table-count="1" meta:cell-count="427" meta:object-count="0"/>
  </office:meta>
</office:document-meta>
</file>